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rsid="004cb69e" officeooo:paragraph-rsid="004cb69e"/>
    </style:style>
    <style:style style:name="P5" style:family="paragraph" style:parent-style-name="Standard">
      <style:text-properties officeooo:rsid="004e0255" officeooo:paragraph-rsid="004e0255"/>
    </style:style>
    <style:style style:name="P6" style:family="paragraph" style:parent-style-name="Standard">
      <style:text-properties officeooo:rsid="004ec599" officeooo:paragraph-rsid="004ec599"/>
    </style:style>
    <style:style style:name="P7" style:family="paragraph" style:parent-style-name="Standard">
      <style:text-properties officeooo:rsid="00501f22" officeooo:paragraph-rsid="00501f22"/>
    </style:style>
    <style:style style:name="P8" style:family="paragraph" style:parent-style-name="Standard">
      <style:text-properties fo:font-weight="bold" officeooo:rsid="00501f22" officeooo:paragraph-rsid="00501f22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501f22" officeooo:paragraph-rsid="00501f22" style:font-weight-asian="bold" style:font-weight-complex="bold"/>
    </style:style>
    <style:style style:name="P10" style:family="paragraph" style:parent-style-name="Text_20_body">
      <style:text-properties officeooo:paragraph-rsid="00501f22"/>
    </style:style>
    <style:style style:name="P11" style:family="paragraph" style:parent-style-name="Text_20_body">
      <style:text-properties officeooo:paragraph-rsid="00536fc5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4b4be2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01f22" style:font-weight-asian="bold" style:font-weight-complex="bold"/>
    </style:style>
    <style:style style:name="T5" style:family="text">
      <style:text-properties fo:font-weight="bold" officeooo:rsid="0051d9db" style:font-weight-asian="bold" style:font-weight-complex="bold"/>
    </style:style>
    <style:style style:name="T6" style:family="text">
      <style:text-properties officeooo:rsid="004e0255"/>
    </style:style>
    <style:style style:name="T7" style:family="text">
      <style:text-properties officeooo:rsid="004ec599"/>
    </style:style>
    <style:style style:name="T8" style:family="text">
      <style:text-properties officeooo:rsid="0051d9db"/>
    </style:style>
    <style:style style:name="T9" style:family="text">
      <style:text-properties fo:font-weight="normal" officeooo:rsid="00501f22" style:font-weight-asian="normal" style:font-weight-complex="normal"/>
    </style:style>
    <style:style style:name="T10" style:family="text">
      <style:text-properties fo:font-weight="normal" officeooo:rsid="0051d9db" style:font-weight-asian="normal" style:font-weight-complex="normal"/>
    </style:style>
    <style:style style:name="T11" style:family="text">
      <style:text-properties officeooo:rsid="00536fc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area para FOL0</text:span><text:span text:style-name="T2">7</text:span></text:p>
      <text:p text:style-name="P1"/>
      <text:p text:style-name="P3"><text:bookmark-start text:name="__DdeLink__455_1252816034"/>Actividad 1<text:bookmark-end text:name="__DdeLink__455_1252816034"/></text:p>
      <text:p text:style-name="P4">Por las características del <text:span text:style-name="T3">edificio</text:span> podemos observar que las condiciones ambientales no son las adecuadas. Podemos clasificarlas como un Riesgo Tolerable por ser dañino y con una probabilidad de daño baja. </text:p>
      <text:p text:style-name="P4">En la zona del <text:span text:style-name="T3">almacén </text:span>detectamos <text:span text:style-name="T6">los siguientes</text:span> riesgos:</text:p>
      <text:p text:style-name="P4">- Es<text:span text:style-name="T6">ca</text:span>sa<text:span text:style-name="T6"> luminosidad </text:span><text:span text:style-name="T7">por la ausencia de iluminación correcta.</text:span></text:p>
      <text:p text:style-name="P4">- <text:span text:style-name="T6">Mamparas de vidrio. </text:span><text:span text:style-name="T7">Deberían ser de un material que al recibir algún tipo de golpe no se rompan.</text:span></text:p>
      <text:p text:style-name="P4">- <text:span text:style-name="T6">Banqueta. </text:span><text:span text:style-name="T7">No es un elemento adecuado para poder alcanzar los objetos fuera del alcance de los trabajadores.</text:span></text:p>
      <text:p text:style-name="P4">- <text:span text:style-name="T6">Palo de escoba. </text:span><text:span text:style-name="T7">Al igual que la banqueta, no es un elemento adecuado para alcanzar objetos.</text:span></text:p>
      <text:p text:style-name="P4">- <text:span text:style-name="T6">Estanterías no fijadas. </text:span><text:span text:style-name="T7">Suponen un riesgo, incluso de muerte , en caso de volcado de alguna de ellas.</text:span></text:p>
      <text:p text:style-name="P6">Por la suma de todos estos riesgos en el almacén, <text:s/>podemos definir que el riesgo es intolerable por tener una alta probabilidad y ser muy dañino.</text:p>
      <text:p text:style-name="P5">En la zona de <text:span text:style-name="T3">oficinas</text:span> detectamos los siguientes riesgos:</text:p>
      <text:p text:style-name="P5">- Mobiliario no adecuado. <text:span text:style-name="T7">Supone que los trabajadores no se encuentren correctamente posicionados para trabajar con los consiguientes problemas posturales que pueden sufrir.</text:span></text:p>
      <text:p text:style-name="P5">- Luminosidad incorrecta <text:span text:style-name="T7">que provoca reflejos en las pantallas.</text:span></text:p>
      <text:p text:style-name="P7">Estos dos riesgos los podemos clasificar como Riesgo importante por tener una alta probabilidad de suceder y ser dañinos.</text:p>
      <text:p text:style-name="P5">- Cableado por el suelo. <text:span text:style-name="T7">Puede provocar caídas a un mismo nivel.</text:span></text:p>
      <text:p text:style-name="P5">- Conexiones eléctricas incorrectas. <text:span text:style-name="T7">Pueden llegar a provocar un incendio.</text:span></text:p>
      <text:p text:style-name="P7">Estos dos riesgos los podemos clasificar como Riesgo importente por ser muy dañinos y tener una probabilidad media.</text:p>
      <text:p text:style-name="P5">Respecto a la carga de trabajo, podemos detectar un riesgo <text:s/>tolerable con probabilidad baja y dañino. </text:p>
      <text:p text:style-name="P5"/>
      <text:p text:style-name="P9">Actividad 2</text:p>
      <text:p text:style-name="P10"><text:bookmark text:name="yui_3_17_2_1_1614333951523_268"/><text:span text:style-name="T4">El almacén lleno de papeles de bocadillo y latas, pues es el lugar donde los trabajadores se toman el descanso. </text:span><text:span text:style-name="T9">Seria una infracción leve por falta de limpieza </text:span><text:span text:style-name="T10">según el artículo 11.1</text:span></text:p>
      <text:p text:style-name="P10"><text:span text:style-name="T4"/></text:p>
      <text:p text:style-name="P10"><text:soft-page-break/><text:span text:style-name="T3">Ninguno de los trabajadores ha recibido formación en prevención de riesgos laborales. Es la primera vez que oyen hablar de eso.</text:span> <text:s/><text:span text:style-name="T8">Infracción grave según artículo 12.</text:span><text:span text:style-name="T11">8</text:span></text:p>
      <text:p text:style-name="P10"><text:span text:style-name="T3">Tampoco se les ha realizado ningún reconocimiento médico, pues su jefe pensaba que para trabajar en una oficina no era necesario.</text:span> <text:span text:style-name="T8">Infracción grave </text:span><text:span text:style-name="T11">según artículo 12.2</text:span></text:p>
      <text:p text:style-name="P10"><text:span text:style-name="T3">Las estanterías del almacén se tambalean cuando abren las ventanas, pues no se encuentran ancladas.</text:span> <text:span text:style-name="T11">Infracción grave según artículo 12.16.b</text:span></text:p>
      <text:p text:style-name="P11"><text:span text:style-name="T3">No disponen de extintores ni mangueras, pues el único extintor lo gastaron cuando comenzó a arder una regleta.</text:span> <text:span text:style-name="T11">Infracción grave según artículo 12.16.f</text:span></text:p>
      <text:p text:style-name="P8"/>
      <text:p text:style-name="P8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rancisco</meta:initial-creator>
    <meta:editing-cycles>33</meta:editing-cycles>
    <meta:creation-date>2020-11-04T08:48:00</meta:creation-date>
    <dc:date>2021-02-26T14:40:42.453000000</dc:date>
    <meta:editing-duration>PT9H47M57S</meta:editing-duration>
    <meta:generator>LibreOffice/7.0.4.2$Windows_X86_64 LibreOffice_project/dcf040e67528d9187c66b2379df5ea4407429775</meta:generator>
    <meta:document-statistic meta:table-count="0" meta:image-count="0" meta:object-count="0" meta:page-count="2" meta:paragraph-count="24" meta:word-count="398" meta:character-count="2482" meta:non-whitespace-character-count="21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